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Times, serif"/>
  </office:font-face-decls>
  <office:automatic-styles>
    <style:style style:name="P1" style:family="paragraph" style:parent-style-name="Text_20_body">
      <style:paragraph-properties fo:margin-left="3.175cm" fo:margin-right="0cm" fo:line-height="100%" fo:text-align="justify" style:justify-single-word="false" fo:text-indent="0cm" style:auto-text-indent="false"/>
      <style:text-properties style:font-name="Times New Roman" fo:font-size="10.5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3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3.175cm" fo:margin-right="0cm" fo:line-height="100%" fo:text-align="justify" style:justify-single-word="false" fo:text-indent="0cm" style:auto-text-indent="false"/>
      <style:text-properties style:font-name="Times New Roman" fo:font-size="10.5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T1" style:family="text">
      <style:text-properties fo:color="#000000" loext:opacity="100%" style:font-name="Times New Roman" fo:font-size="10.5pt" fo:font-style="italic" fo:font-weight="normal"/>
    </style:style>
    <style:style style:name="T2" style:family="text">
      <style:text-properties style:font-name="Times New Roman" fo:font-size="10.5pt" fo:font-style="italic" fo:font-weight="normal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ta-se de execução penal em desfavor do apenado acima nominado, em que a secretaria certificou que a sentença de extinção de evento 144, deixou de observar o artigo 75, §2º do CP.</text:p>
      <text:p text:style-name="P2">In verbis, na redação anterior a alteração legislativa do pacote anticrime: </text:p>
      <text:p text:style-name="P3">    <text:span text:style-name="T1">Art. 75. O tempo de cumprimento das penas privativas de liberdade não pode ser superior a 30 (trinta) anos.   </text:span></text:p>
      <text:p text:style-name="P3">        <text:span text:style-name="T2">§ 2º - Sobrevindo condenação por fato posterior ao início do cumprimento da pena, far-se-á nova unificação, desprezando-se, para esse fim, o período de pena já cumprido. </text:span></text:p>
      <text:p text:style-name="P2">Da análise dos autos, observo que o último crime ocorreu em 09.06.2008, pelo qual o apenado foi condenado a uma pena de 8 anos e 4 meses de reclusão, quando já havia cumprido 15 anos, 7 meses e 16 dias da pena.</text:p>
      <text:p text:style-name="P2">Assim, desprezando o tempo cumprido, faltava cumprir 14 anos, 4 meses e 14 dias do limite trintenal, ao qual soma-se a pena de 8 anos e 4 meses de reclusão.</text:p>
      <text:p text:style-name="P2">Isso quer dizer que a partir da data do fato, em 09.06.2008, o apenado deve cumprir 22 anos, 8 meses e 14 dias, terminando sua pena, portanto, somente em 23.02.2031.</text:p>
      <text:p text:style-name="P2">Friso que a jurisprudência é pacífica neste sentido, conforme segue:</text:p>
      <text:p text:style-name="P1">AGRAVO REGIMENTAL EM HABEAS CORPUS. UNIFICAÇÃO DE PENAS. NOVO DELITO PRATICADO POSTERIORMENTE AO INÍCIO DA EXECUÇÃO. LIMITE TRINTENÁRIO. APLICAÇÃO DO ART. 75, § 2º, DO CP. AUSÊNCIA DE ILEGALIDADE. 1.<text:span text:style-name="T3">Nos [...] termos do disposto no art. 75, § 2º, do CP, tendo sido o sentenciado condenado por fato criminoso posterior ao início do cumprimento da reprimenda, para efeitos de limitação trintenária ao cumprimento da pena, deve se fazer nova unificação, desprezando-se, para tanto, o período já cumprido. </text:span>A incidência da referida regra se dá desde que iniciado o cumprimento da pena, sendo irrelevante a ocorrência de prévia unificação, sob pena de se subvertera ratio legis (AgRg no HC n. 366.107/SP, Ministro Felix Fischer, Quinta Turma, DJe 7/4/2017). 2 In casu, havia o cumprimento de uma execução penal, que foi interrompida pela fuga, voltando o seu curso em 2/3/2010, em razão da prática de novo delito, cabível, assim, a aplicação do art. 75, §2º, do Código Penal, sendo desnecessária decisão de unificação anterior. 3. Agravo regimental improvido. (STJ - AgRg no HC: 356501 MG 2016/0128093-7, Relator: Ministro SEBASTIÃO REIS JÚNIOR, Data de Julgamento: 14/08/2018, T6 - SEXTA TURMA, Data de Publicação: DJe22/08/2018)</text:p>
      <text:p text:style-name="P2">Ante o exposto, revogo a decisão de evento 144 e determino a retificação da GEP para excluir o incidente concedido nº 17521753 e fazer constar como data para o término da pena 23.02.2031.</text:p>
      <text:p text:style-name="P2">Expeça-se mandado de prisão.</text:p>
      <text:p text:style-name="P2">P.R.I. Ciência ao MP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09:25:59.976000000</meta:creation-date>
    <dc:date>2023-08-14T09:19:06.893000000</dc:date>
    <meta:editing-duration>PT1M28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433" meta:character-count="2607" meta:non-whitespace-character-count="2169"/>
  </office:meta>
</office:document-meta>
</file>